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3cm" style:rel-column-width="1831*"/>
    </style:style>
    <style:style style:name="Table2.B" style:family="table-column">
      <style:table-column-properties style:column-width="4.482cm" style:rel-column-width="2541*"/>
    </style:style>
    <style:style style:name="Table2.C" style:family="table-column">
      <style:table-column-properties style:column-width="4.644cm" style:rel-column-width="2633*"/>
    </style:style>
    <style:style style:name="Table2.D" style:family="table-column">
      <style:table-column-properties style:column-width="4.643cm" style:rel-column-width="263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P1" style:family="paragraph" style:parent-style-name="Standard">
      <style:paragraph-properties style:border-line-width-bottom="0.012cm 0.012cm 0.012cm" fo:padding="0.074cm" fo:border-left="none" fo:border-right="none" fo:border-top="none" fo:border-bottom="0.036cm double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JOOScript">${rootPackage.name}</text:text-input> !</text:p>
      <text:p text:style-name="Standard"/>
      <text:p text:style-name="Standard">Diagrams <text:text-input text:description="JOOScript">${rootPackage.diagrams?size}</text:text-input><text:text-input text:description="JOOScript"/></text:p>
      <text:p text:style-name="Standard"/>
      <text:p text:style-name="Standard"/>
      <text:p text:style-name="Table_20_Contents"><text:text-input text:description="JOOScript">[#list rootPackage.diagrams as diagram]
Diagname = ${diagram.name}
[/#list]</text:text-input>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<text:text-input text:description="JOOScript"/><text:text-input text:description="JOOScript">@table:table-row
[#list rootPackage.diagrams as diagram]
Diagname = ${diagram.name}
@/table:table-row
[/#list]</text:text-input><text:text-input text:description="JOOScript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</table:table>
      <text:p text:style-name="P1"/>
      <text:p text:style-name="Standard"/>
      <text:p text:style-name="Standard">[#list rootPackage.diagrams as diag]</text:p>
      <text:p text:style-name="Standard"/>
      <text:p text:style-name="Standard">Diagram ${diag.name}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cript script:language="JOOScript">@table:table-row
[#list diag.diagramLinks as link]
@/table:table-row
[/#list]</text:script> Connection name = <text:text-input text:description="JOOScript">${link.connector.name}</text:text-input></text:p>
          </table:table-cell>
          <table:table-cell table:style-name="Table2.A1" office:value-type="string">
            <text:p text:style-name="Table_20_Contents"><text:text-input text:description="JOOScript">${link.connector.supplier.name}</text:text-input></text:p>
          </table:table-cell>
          <table:table-cell table:style-name="Table2.A1" office:value-type="string">
            <text:p text:style-name="Table_20_Contents"><text:text-input text:description="JOOScript">${link.connector.client.name}</text:text-input></text:p>
          </table:table-cell>
          <table:table-cell table:style-name="Table2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08-30T10:05:40.74</dc:date>
    <dc:language>en-US</dc:language>
    <meta:editing-cycles>17</meta:editing-cycles>
    <meta:editing-duration>PT2H1M6S</meta:editing-duration>
    <meta:document-statistic meta:table-count="2" meta:image-count="0" meta:object-count="0" meta:page-count="1" meta:paragraph-count="10" meta:word-count="56" meta:character-count="435"/>
    <meta:user-defined meta:name="Info 1"/>
    <meta:user-defined meta:name="Info 2"/>
    <meta:user-defined meta:name="Info 3"/>
    <meta:user-defined meta:name="Info 4"/>
  </office:meta>
</office:document-meta>
</file>